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1a485e" officeooo:paragraph-rsid="001d8d19"/>
    </style:style>
    <style:style style:name="P2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1f7539" officeooo:paragraph-rsid="001f7539"/>
    </style:style>
    <style:style style:name="P3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1f7539" officeooo:paragraph-rsid="003daeb0"/>
    </style:style>
    <style:style style:name="P4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06de5" officeooo:paragraph-rsid="001f7539"/>
    </style:style>
    <style:style style:name="P5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06de5" officeooo:paragraph-rsid="00206de5"/>
    </style:style>
    <style:style style:name="P6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06de5" officeooo:paragraph-rsid="003daeb0"/>
    </style:style>
    <style:style style:name="P7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3cc3e" officeooo:paragraph-rsid="0023cc3e"/>
    </style:style>
    <style:style style:name="P8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86450" officeooo:paragraph-rsid="001f7539"/>
    </style:style>
    <style:style style:name="P9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86450" officeooo:paragraph-rsid="00286450"/>
    </style:style>
    <style:style style:name="P10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86450" officeooo:paragraph-rsid="003daeb0"/>
    </style:style>
    <style:style style:name="P11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38bbdf" officeooo:paragraph-rsid="0038bbdf"/>
    </style:style>
    <style:style style:name="P12" style:family="paragraph" style:parent-style-name="Standard">
      <style:paragraph-properties fo:break-before="page"/>
      <style:text-properties fo:font-variant="normal" fo:text-transform="none" style:use-window-font-color="true" style:font-name="Whitney" fo:font-size="12pt" fo:letter-spacing="normal" fo:font-style="normal" fo:font-weight="normal" officeooo:rsid="001a485e" officeooo:paragraph-rsid="001d8d19"/>
    </style:style>
    <style:style style:name="P13" style:family="paragraph" style:parent-style-name="Standard" style:list-style-name="L1">
      <style:text-properties fo:font-variant="normal" fo:text-transform="none" style:use-window-font-color="true" style:font-name="Whitney" fo:font-size="12pt" fo:letter-spacing="normal" fo:font-style="normal" fo:font-weight="normal" officeooo:rsid="00206de5" officeooo:paragraph-rsid="00206de5"/>
    </style:style>
    <style:style style:name="P14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06de5" officeooo:paragraph-rsid="00206de5"/>
    </style:style>
    <style:style style:name="P15" style:family="paragraph" style:parent-style-name="Standard" style:list-style-name="L1">
      <style:text-properties fo:font-variant="normal" fo:text-transform="none" style:use-window-font-color="true" style:font-name="Whitney" fo:font-size="12pt" fo:letter-spacing="normal" fo:font-style="normal" fo:font-weight="normal" officeooo:rsid="0023cc3e" officeooo:paragraph-rsid="00219d62"/>
    </style:style>
    <style:style style:name="P16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3cc3e" officeooo:paragraph-rsid="0023cc3e"/>
    </style:style>
    <style:style style:name="P17" style:family="paragraph" style:parent-style-name="Standard" style:list-style-name="L2">
      <style:text-properties fo:font-variant="normal" fo:text-transform="none" style:use-window-font-color="true" style:font-name="Whitney" fo:font-size="12pt" fo:letter-spacing="normal" fo:font-style="normal" fo:font-weight="normal" officeooo:rsid="0023cc3e" officeooo:paragraph-rsid="0023cc3e"/>
    </style:style>
    <style:style style:name="P18" style:family="paragraph" style:parent-style-name="Standard" style:list-style-name="L2">
      <style:text-properties fo:font-variant="normal" fo:text-transform="none" style:use-window-font-color="true" style:font-name="Whitney" fo:font-size="12pt" fo:letter-spacing="normal" fo:font-style="normal" fo:font-weight="normal" officeooo:rsid="00219d62" officeooo:paragraph-rsid="0023cc3e"/>
    </style:style>
    <style:style style:name="P19" style:family="paragraph" style:parent-style-name="Standard" style:list-style-name="L2">
      <style:text-properties fo:font-variant="normal" fo:text-transform="none" style:use-window-font-color="true" style:font-name="Whitney" fo:font-size="12pt" fo:letter-spacing="normal" fo:font-style="normal" fo:font-weight="normal" officeooo:rsid="00242c2e" officeooo:paragraph-rsid="00242c2e"/>
    </style:style>
    <style:style style:name="P20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42c2e" officeooo:paragraph-rsid="00242c2e"/>
    </style:style>
    <style:style style:name="P21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51ebb" officeooo:paragraph-rsid="00251ebb"/>
    </style:style>
    <style:style style:name="P22" style:family="paragraph" style:parent-style-name="Standard" style:list-style-name="L2">
      <style:text-properties fo:font-variant="normal" fo:text-transform="none" style:use-window-font-color="true" style:font-name="Whitney" fo:font-size="12pt" fo:letter-spacing="normal" fo:font-style="normal" fo:font-weight="normal" officeooo:rsid="0026d0b8" officeooo:paragraph-rsid="0026d0b8"/>
    </style:style>
    <style:style style:name="P23" style:family="paragraph" style:parent-style-name="Standard" style:list-style-name="L2">
      <style:text-properties fo:font-variant="normal" fo:text-transform="none" style:use-window-font-color="true" style:font-name="Whitney" fo:font-size="12pt" fo:letter-spacing="normal" fo:font-style="normal" fo:font-weight="normal" officeooo:rsid="002a5f71" officeooo:paragraph-rsid="002a5f71"/>
    </style:style>
    <style:style style:name="P24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a5f71" officeooo:paragraph-rsid="002a5f71"/>
    </style:style>
    <style:style style:name="P25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c8d88" officeooo:paragraph-rsid="002c8d88"/>
    </style:style>
    <style:style style:name="P26" style:family="paragraph" style:parent-style-name="Standard" style:list-style-name="L3">
      <style:text-properties fo:font-variant="normal" fo:text-transform="none" style:use-window-font-color="true" style:font-name="Whitney" fo:font-size="12pt" fo:letter-spacing="normal" fo:font-style="normal" fo:font-weight="normal" officeooo:rsid="002d0e0f" officeooo:paragraph-rsid="002d0e0f"/>
    </style:style>
    <style:style style:name="P27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2d0e0f" officeooo:paragraph-rsid="002d0e0f"/>
    </style:style>
    <style:style style:name="P28" style:family="paragraph" style:parent-style-name="Standard" style:list-style-name="L3">
      <style:text-properties fo:font-variant="normal" fo:text-transform="none" style:use-window-font-color="true" style:font-name="Whitney" fo:font-size="12pt" fo:letter-spacing="normal" fo:font-style="normal" fo:font-weight="normal" officeooo:rsid="0031ea65" officeooo:paragraph-rsid="0031ea65"/>
    </style:style>
    <style:style style:name="P29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33a6b7" officeooo:paragraph-rsid="0033a6b7"/>
    </style:style>
    <style:style style:name="P30" style:family="paragraph" style:parent-style-name="Standard" style:list-style-name="L4">
      <style:text-properties fo:font-variant="normal" fo:text-transform="none" style:use-window-font-color="true" style:font-name="Whitney" fo:font-size="12pt" fo:letter-spacing="normal" fo:font-style="normal" fo:font-weight="normal" officeooo:rsid="00345fff" officeooo:paragraph-rsid="00345fff"/>
    </style:style>
    <style:style style:name="P31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345fff" officeooo:paragraph-rsid="00345fff"/>
    </style:style>
    <style:style style:name="P32" style:family="paragraph" style:parent-style-name="Standard" style:list-style-name="L4">
      <style:text-properties fo:font-variant="normal" fo:text-transform="none" style:use-window-font-color="true" style:font-name="Whitney" fo:font-size="12pt" fo:letter-spacing="normal" fo:font-style="normal" fo:font-weight="normal" officeooo:rsid="003775af" officeooo:paragraph-rsid="003775af"/>
    </style:style>
    <style:style style:name="P33" style:family="paragraph" style:parent-style-name="Standard" style:list-style-name="L4">
      <style:text-properties fo:font-variant="normal" fo:text-transform="none" style:use-window-font-color="true" style:font-name="Whitney" fo:font-size="12pt" fo:letter-spacing="normal" fo:font-style="normal" fo:font-weight="normal" officeooo:rsid="0038bbdf" officeooo:paragraph-rsid="0038bbdf"/>
    </style:style>
    <style:style style:name="P34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38bbdf" officeooo:paragraph-rsid="0038bbdf"/>
    </style:style>
    <style:style style:name="P35" style:family="paragraph" style:parent-style-name="Standard">
      <style:text-properties fo:font-variant="normal" fo:text-transform="none" style:use-window-font-color="true" style:font-name="Whitney" fo:font-size="12pt" fo:letter-spacing="normal" fo:font-style="normal" fo:font-weight="normal" officeooo:rsid="001f7539" officeooo:paragraph-rsid="003daeb0"/>
    </style:style>
    <style:style style:name="P36" style:family="paragraph" style:parent-style-name="Standard" style:list-style-name="L2">
      <style:text-properties officeooo:paragraph-rsid="0023cc3e"/>
    </style:style>
    <style:style style:name="P37" style:family="paragraph" style:parent-style-name="Standard" style:list-style-name="L2">
      <style:text-properties officeooo:rsid="00251ebb" officeooo:paragraph-rsid="00251ebb"/>
    </style:style>
    <style:style style:name="P38" style:family="paragraph" style:parent-style-name="Standard" style:list-style-name="L3">
      <style:text-properties officeooo:rsid="002d0e0f" officeooo:paragraph-rsid="002d0e0f"/>
    </style:style>
    <style:style style:name="P39" style:family="paragraph" style:parent-style-name="Standard" style:list-style-name="L3">
      <style:text-properties officeooo:rsid="0031ea65" officeooo:paragraph-rsid="0031ea65"/>
    </style:style>
    <style:style style:name="P40" style:family="paragraph" style:parent-style-name="Standard">
      <style:text-properties officeooo:paragraph-rsid="003f9477"/>
    </style:style>
    <style:style style:name="P41" style:family="paragraph" style:parent-style-name="Standard">
      <style:text-properties officeooo:rsid="003a412f" officeooo:paragraph-rsid="003a412f"/>
    </style:style>
    <style:style style:name="P42" style:family="paragraph" style:parent-style-name="Standard">
      <style:text-properties officeooo:rsid="003a412f" officeooo:paragraph-rsid="003f9477"/>
    </style:style>
    <style:style style:name="P43" style:family="paragraph" style:parent-style-name="Standard">
      <style:text-properties officeooo:rsid="003a412f" officeooo:paragraph-rsid="0048215d"/>
    </style:style>
    <style:style style:name="P44" style:family="paragraph" style:parent-style-name="Standard">
      <style:text-properties officeooo:rsid="003fefe8" officeooo:paragraph-rsid="003fefe8"/>
    </style:style>
    <style:style style:name="P45" style:family="paragraph" style:parent-style-name="Standard" style:list-style-name="L5">
      <style:text-properties officeooo:rsid="003fefe8" officeooo:paragraph-rsid="003fefe8"/>
    </style:style>
    <style:style style:name="P46" style:family="paragraph" style:parent-style-name="Standard" style:list-style-name="L5">
      <style:text-properties officeooo:paragraph-rsid="00414388"/>
    </style:style>
    <style:style style:name="P47" style:family="paragraph" style:parent-style-name="Standard" style:list-style-name="L5">
      <style:text-properties officeooo:paragraph-rsid="004890dd"/>
    </style:style>
    <style:style style:name="P48" style:family="paragraph" style:parent-style-name="Standard" style:list-style-name="L5">
      <style:text-properties officeooo:rsid="00414388" officeooo:paragraph-rsid="00414388"/>
    </style:style>
    <style:style style:name="P49" style:family="paragraph" style:parent-style-name="Standard">
      <style:text-properties officeooo:rsid="00414388" officeooo:paragraph-rsid="00414388"/>
    </style:style>
    <style:style style:name="P50" style:family="paragraph" style:parent-style-name="Standard" style:list-style-name="L6">
      <style:text-properties officeooo:rsid="00414388" officeooo:paragraph-rsid="00414388"/>
    </style:style>
    <style:style style:name="P51" style:family="paragraph" style:parent-style-name="Standard" style:list-style-name="L6">
      <style:text-properties officeooo:rsid="0043273c" officeooo:paragraph-rsid="0043273c"/>
    </style:style>
    <style:style style:name="P52" style:family="paragraph" style:parent-style-name="Standard" style:list-style-name="L5">
      <style:text-properties officeooo:rsid="0044d143" officeooo:paragraph-rsid="0044d143"/>
    </style:style>
    <style:style style:name="P53" style:family="paragraph" style:parent-style-name="Standard" style:list-style-name="L6">
      <style:text-properties officeooo:rsid="00461f1f" officeooo:paragraph-rsid="00461f1f"/>
    </style:style>
    <style:style style:name="P54" style:family="paragraph" style:parent-style-name="Standard">
      <style:paragraph-properties fo:break-before="page"/>
      <style:text-properties officeooo:rsid="003a412f" officeooo:paragraph-rsid="0048215d"/>
    </style:style>
    <style:style style:name="T1" style:family="text">
      <style:text-properties fo:font-variant="normal" fo:text-transform="none" style:use-window-font-color="true" style:font-name="Whitney" fo:font-size="12pt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Whitney" fo:font-size="12pt" fo:letter-spacing="normal" fo:font-style="normal" fo:font-weight="normal" officeooo:rsid="00206de5"/>
    </style:style>
    <style:style style:name="T3" style:family="text">
      <style:text-properties fo:font-variant="normal" fo:text-transform="none" style:use-window-font-color="true" style:font-name="Whitney" fo:font-size="12pt" fo:letter-spacing="normal" fo:font-style="normal" fo:font-weight="normal" officeooo:rsid="00219d62"/>
    </style:style>
    <style:style style:name="T4" style:family="text">
      <style:text-properties fo:font-variant="normal" fo:text-transform="none" style:use-window-font-color="true" style:font-name="Whitney" fo:font-size="12pt" fo:letter-spacing="normal" fo:font-style="normal" fo:font-weight="normal" officeooo:rsid="0023cc3e"/>
    </style:style>
    <style:style style:name="T5" style:family="text">
      <style:text-properties fo:font-variant="normal" fo:text-transform="none" style:use-window-font-color="true" style:font-name="Whitney" fo:font-size="12pt" fo:letter-spacing="normal" fo:font-style="normal" fo:font-weight="normal" officeooo:rsid="0030220a"/>
    </style:style>
    <style:style style:name="T6" style:family="text">
      <style:text-properties fo:font-variant="normal" fo:text-transform="none" style:use-window-font-color="true" style:font-name="Whitney" fo:font-size="12pt" fo:letter-spacing="normal" fo:font-style="normal" fo:font-weight="normal" officeooo:rsid="0033a6b7"/>
    </style:style>
    <style:style style:name="T7" style:family="text">
      <style:text-properties fo:font-variant="normal" fo:text-transform="none" style:use-window-font-color="true" style:font-name="Whitney" fo:font-size="12pt" fo:letter-spacing="normal" fo:font-style="normal" fo:font-weight="normal" officeooo:rsid="0038bbdf"/>
    </style:style>
    <style:style style:name="T8" style:family="text">
      <style:text-properties fo:font-variant="normal" fo:text-transform="none" style:use-window-font-color="true" style:font-name="Whitney" fo:font-size="12pt" fo:letter-spacing="normal" fo:font-style="normal" fo:font-weight="normal" officeooo:rsid="003f9477"/>
    </style:style>
    <style:style style:name="T9" style:family="text">
      <style:text-properties fo:font-variant="normal" fo:text-transform="none" style:use-window-font-color="true" style:font-name="Whitney" fo:font-size="12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style:use-window-font-color="true" style:font-name="Whitney" fo:font-size="12pt" fo:letter-spacing="normal" fo:font-style="normal" fo:font-weight="normal" officeooo:rsid="002d0e0f" style:font-weight-asian="bold" style:font-weight-complex="bold"/>
    </style:style>
    <style:style style:name="T11" style:family="text">
      <style:text-properties fo:font-variant="normal" fo:text-transform="none" style:use-window-font-color="true" style:font-name="Whitney" fo:font-size="12pt" fo:letter-spacing="normal" fo:font-style="normal" fo:font-weight="normal" officeooo:rsid="003f9477" style:font-weight-asian="bold" style:font-weight-complex="bold"/>
    </style:style>
    <style:style style:name="T12" style:family="text">
      <style:text-properties fo:font-variant="normal" fo:text-transform="none" style:use-window-font-color="true" style:font-name="Whitney" fo:font-size="12pt" fo:letter-spacing="normal" fo:font-style="normal" fo:font-weight="normal" officeooo:rsid="003fefe8" style:font-weight-asian="bold" style:font-weight-complex="bold"/>
    </style:style>
    <style:style style:name="T13" style:family="text">
      <style:text-properties fo:font-variant="normal" fo:text-transform="none" style:use-window-font-color="true" style:font-name="Whitney" fo:font-size="12pt" fo:letter-spacing="normal" fo:font-style="normal" fo:font-weight="normal" officeooo:rsid="00414388" style:font-weight-asian="bold" style:font-weight-complex="bold"/>
    </style:style>
    <style:style style:name="T14" style:family="text">
      <style:text-properties fo:font-variant="normal" fo:text-transform="none" style:use-window-font-color="true" style:font-name="Whitney" fo:font-size="12pt" fo:letter-spacing="normal" fo:font-style="normal" fo:font-weight="normal" officeooo:rsid="003f9477" style:font-weight-asian="normal" style:font-weight-complex="normal"/>
    </style:style>
    <style:style style:name="T15" style:family="text">
      <style:text-properties fo:font-variant="normal" fo:text-transform="none" style:use-window-font-color="true" style:font-name="Whitney" fo:font-size="12pt" fo:letter-spacing="normal" fo:font-style="normal" fo:font-weight="bold" officeooo:rsid="003f9477" style:font-weight-asian="bold" style:font-weight-complex="bold"/>
    </style:style>
    <style:style style:name="T16" style:family="text">
      <style:text-properties officeooo:rsid="001e4ad3"/>
    </style:style>
    <style:style style:name="T17" style:family="text">
      <style:text-properties officeooo:rsid="00206de5"/>
    </style:style>
    <style:style style:name="T18" style:family="text">
      <style:text-properties officeooo:rsid="00251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Mr. Kreidly, </text:p>
      <text:p text:style-name="P1"/>
      <text:p text:style-name="P1">My name is Teddy Chalhoub. I am writing to you because my colleagues and I would love to discuss the project you wish to launch. </text:p>
      <text:p text:style-name="P1"/>
      <text:p text:style-name="P1">We would like to meet today at 15:00, if that works for you. <text:span text:style-name="T16">If that doesn’t work for you feel free to suggest another time.</text:span></text:p>
      <text:p text:style-name="P1"/>
      <text:p text:style-name="P1">Please let us know when and where you would prefer to meet. We look forward to hearing from you. </text:p>
      <text:p text:style-name="P1"/>
      <text:p text:style-name="P1">Best regards, </text:p>
      <text:p text:style-name="P1"/>
      <text:p text:style-name="P1">Teddy Chalhoub</text:p>
      <text:p text:style-name="P1"><text:line-break/></text:p>
      <text:p text:style-name="P12"/>
      <text:p text:style-name="P3">my project scope is an e-commerce project. It’s part of 2 sec<text:span text:style-name="T18">t</text:span>ions <text:span text:style-name="T17">a</text:span>n </text:p>
      <text:p text:style-name="P3">informative website about what he does and a simple <text:span text:style-name="T18">E</text:span>-co<text:span text:style-name="T18">m</text:span>merce platform. </text:p>
      <text:p text:style-name="P3">The items and what he do in his business IT services and it items.</text:p>
      <text:p text:style-name="P3"/>
      <text:p text:style-name="P40"><text:span text:style-name="T11"><text:s/></text:span></text:p>
      <text:p text:style-name="P2"/>
      <text:p text:style-name="P2"><text:s/><text:span text:style-name="T17">Part software and hardware.</text:span></text:p>
      <text:p text:style-name="P8"/>
      <text:p text:style-name="P9">Target Audience : everyone (no age restriction).</text:p>
      <text:p text:style-name="P9"/>
      <text:p text:style-name="P10">The world is becoming more digital more automated. He wants visitors to know </text:p>
      <text:p text:style-name="P10">the goal, way of delivering service and items,simple process.</text:p>
      <text:p text:style-name="P9"><text:s/></text:p>
      <text:p text:style-name="P2">Requirements: (ebay,amazon)</text:p>
      <text:p text:style-name="P4"/>
      <text:p text:style-name="P6">Part store about most it items. (IOT , surveillance security, computer parts and </text:p>
      <text:p text:style-name="P6">types etc..)</text:p>
      <text:p text:style-name="P5"/>
      <text:p text:style-name="P5">User: </text:p>
      <text:p text:style-name="P5"/>
      <text:list xml:id="list85846938" text:style-name="L1">
        <text:list-item>
          <text:p text:style-name="P13">filter for the platform. Filtering need of the visitor and client. </text:p>
        </text:list-item>
      </text:list>
      <text:p text:style-name="P5"><text:tab/>It consist of parts, categories.</text:p>
      <text:list xml:id="list184241908184189" text:continue-numbering="true" text:style-name="L1">
        <text:list-header>
          <text:p text:style-name="P13"/>
        </text:list-header>
        <text:list-item>
          <text:p text:style-name="P13">Default features add to card. (basket).</text:p>
          <text:p text:style-name="P13"/>
        </text:list-item>
        <text:list-item>
          <text:p text:style-name="P13">Payments: Cash on delivery or OMT etc..</text:p>
        </text:list-item>
      </text:list>
      <text:p text:style-name="P5"/>
      <text:list xml:id="list184240075746286" text:continue-numbering="true" text:style-name="L1">
        <text:list-item>
          <text:p text:style-name="P13">Login and Sign up (optional) default for now</text:p>
        </text:list-item>
      </text:list>
      <text:p text:style-name="P5"/>
      <text:list xml:id="list184241383583035" text:continue-numbering="true" text:style-name="L1">
        <text:list-header>
          <text:p text:style-name="P15"/>
        </text:list-header>
      </text:list>
      <text:p text:style-name="P7"/>
      <text:p text:style-name="P7">Landing page:</text:p>
      <text:p text:style-name="P7"/>
      <text:list xml:id="list382542952" text:style-name="L2">
        <text:list-item>
          <text:p text:style-name="P17">Timed Carousel : </text:p>
          <text:p text:style-name="P18"/>
          <text:list>
            <text:list-item>
              <text:p text:style-name="P36"><text:span text:style-name="T3">Posting most important items of the business </text:span><text:span text:style-name="T2">B</text:span><text:span text:style-name="T3">anner, slider</text:span></text:p>
            </text:list-item>
          </text:list>
          <text:p text:style-name="P18"/>
          <text:list text:continue-numbering="true">
            <text:list-item>
              <text:p text:style-name="P36"><text:span text:style-name="T3">T</text:span><text:span text:style-name="T4">hrough the dashboard field choose option the items to be shown in the front.<text:tab/><text:tab/></text:span></text:p>
              <text:p text:style-name="P17"/>
            </text:list-item>
          </text:list>
        </text:list-item>
        <text:list-item>
          <text:p text:style-name="P17">Introduction of the business, why the client should be a partner in the website</text:p>
        </text:list-item>
      </text:list>
      <text:p text:style-name="P7"/>
      <text:list xml:id="list184241086985935" text:continue-numbering="true" text:style-name="L2">
        <text:list-item>
          <text:p text:style-name="P17">Filter bar ?? (17:19)</text:p>
        </text:list-item>
      </text:list>
      <text:p text:style-name="P7"/>
      <text:list xml:id="list184240256642115" text:continue-numbering="true" text:style-name="L2">
        <text:list-item>
          <text:p text:style-name="P17">NavBar Item on Discount</text:p>
        </text:list-item>
      </text:list>
      <text:p text:style-name="P7"/>
      <text:list xml:id="list184241533935268" text:continue-numbering="true" text:style-name="L2">
        <text:list-item>
          <text:p text:style-name="P19">Through the dashboard he can manage the discounted items.</text:p>
        </text:list-item>
      </text:list>
      <text:p text:style-name="P20"/>
      <text:list xml:id="list184240390664759" text:continue-numbering="true" text:style-name="L2">
        <text:list-item>
          <text:p text:style-name="P19">Contact us on Navbar:</text:p>
          <text:list>
            <text:list-item>
              <text:p text:style-name="P19">Form for the Contact us (name, email, message)</text:p>
            </text:list-item>
            <text:list-item>
              <text:p text:style-name="P19"><text:soft-page-break/>Field dropList (quotation or meeting)</text:p>
            </text:list-item>
            <text:list-item>
              <text:p text:style-name="P19">quotation could be in the basket</text:p>
            </text:list-item>
          </text:list>
        </text:list-item>
        <text:list-item>
          <text:p text:style-name="P37"><text:span text:style-name="T2">S</text:span><text:span text:style-name="T1">cratch Layout.</text:span></text:p>
        </text:list-item>
      </text:list>
      <text:p text:style-name="P21"/>
      <text:list xml:id="list184240908500810" text:continue-numbering="true" text:style-name="L2">
        <text:list-item>
          <text:p text:style-name="P22">Logo and shade of color exist </text:p>
          <text:p text:style-name="P22">.</text:p>
        </text:list-item>
        <text:list-item>
          <text:p text:style-name="P23">footer column based links.</text:p>
        </text:list-item>
      </text:list>
      <text:p text:style-name="P24"/>
      <text:list xml:id="list184240935458021" text:continue-numbering="true" text:style-name="L2">
        <text:list-item>
          <text:p text:style-name="P23">Sign in and sign up pop up message through a button in the NavBar. Could be in the banner</text:p>
          <text:p text:style-name="P23"/>
        </text:list-item>
        <text:list-item>
          <text:p text:style-name="P23">banner will be half Photo and little paragraph explaining the business.</text:p>
        </text:list-item>
      </text:list>
      <text:p text:style-name="P25"/>
      <text:list xml:id="list2943648603" text:style-name="L3">
        <text:list-item>
          <text:p text:style-name="P26">Service will be shown as a card (web development, ux/ui designing, digital marketing). Underneath the banner in the landing page (38:35)</text:p>
        </text:list-item>
      </text:list>
      <text:p text:style-name="P27"/>
      <text:list xml:id="list184240617286825" text:continue-numbering="true" text:style-name="L3">
        <text:list-item>
          <text:p text:style-name="P38"><text:span text:style-name="T1">Little shop will be shown also </text:span><text:span text:style-name="T5">IT and hardware solutions</text:span><text:span text:style-name="T1">. (button that takes us to the store page).</text:span></text:p>
        </text:list-item>
      </text:list>
      <text:p text:style-name="P27"/>
      <text:list xml:id="list184241188308967" text:continue-numbering="true" text:style-name="L3">
        <text:list-item>
          <text:p text:style-name="P39"><text:span text:style-name="T1">After signing in he will see a message (pop up or page), could get a subscription email. </text:span><text:span text:style-name="T6">(more as subscription)</text:span></text:p>
          <text:p text:style-name="P28"/>
        </text:list-item>
      </text:list>
      <text:p text:style-name="P29">Store Page:</text:p>
      <text:p text:style-name="P29"/>
      <text:list xml:id="list1175359888" text:style-name="L4">
        <text:list-item>
          <text:p text:style-name="P30">New button near the discounted button in the NavBar.</text:p>
        </text:list-item>
      </text:list>
      <text:p text:style-name="P31"/>
      <text:list xml:id="list184240220199228" text:continue-numbering="true" text:style-name="L4">
        <text:list-item>
          <text:p text:style-name="P32">The item will be shown randomly if no new items will be added until the client filters. <text:s/></text:p>
        </text:list-item>
      </text:list>
      <text:p text:style-name="P5"/>
      <text:list xml:id="list184240525597701" text:continue-numbering="true" text:style-name="L4">
        <text:list-item>
          <text:p text:style-name="P33">Informative side how things will view (Three cards) enter each one and will see photo and paragraph.</text:p>
        </text:list-item>
      </text:list>
      <text:p text:style-name="P11"/>
      <text:p text:style-name="P41"><text:span text:style-name="T7">D</text:span><text:span text:style-name="T1">ashboard (57:40).</text:span></text:p>
      <text:p text:style-name="P41"><text:span text:style-name="T1"/></text:p>
      <text:p text:style-name="P41"><text:span text:style-name="T1"/></text:p>
      <text:p text:style-name="P43"><text:span text:style-name="T8"><text:line-break/></text:span></text:p>
      <text:p text:style-name="P54"><text:span text:style-name="T8">The project is an E-commerce website. It consist of 2 sections, software and hardware. The software part, where the entrepreneur will provide different service like website development, </text:span><text:span text:style-name="T15"><text:s/></text:span><text:span text:style-name="T14">UI</text:span><text:span text:style-name="T10">/</text:span><text:span text:style-name="T11">UX</text:span><text:span text:style-name="T10"> designing, </text:span><text:span text:style-name="T11">and</text:span><text:span text:style-name="T10"> digital marketing. </text:span><text:span text:style-name="T11">The second part, which is a store where the visitor can find IT items, IOT , surveillance security, computer parts and types. The visitor can also contact the company by using the contact form. </text:span></text:p>
      <text:p text:style-name="P42"><text:span text:style-name="T11"/></text:p>
      <text:p text:style-name="P44"><text:span text:style-name="T11">R</text:span><text:span text:style-name="T9">equirements:</text:span></text:p>
      <text:p text:style-name="P44"><text:span text:style-name="T9"/></text:p>
      <text:p text:style-name="P44"><text:span text:style-name="T9"><text:tab/>User:</text:span></text:p>
      <text:p text:style-name="P44"><text:span text:style-name="T9"><text:tab/><text:tab/></text:span></text:p>
      <text:list xml:id="list1269046805" text:style-name="L5">
        <text:list-item>
          <text:p text:style-name="P47"><text:span text:style-name="T12">Login</text:span></text:p>
        </text:list-item>
        <text:list-item>
          <text:p text:style-name="P47"><text:span text:style-name="T12">Sign up</text:span></text:p>
        </text:list-item>
        <text:list-item>
          <text:p text:style-name="P45"><text:span text:style-name="T9">Add to cart basket</text:span></text:p>
        </text:list-item>
        <text:list-item>
          <text:p text:style-name="P45"><text:span text:style-name="T9">Filter option</text:span></text:p>
        </text:list-item>
        <text:list-item>
          <text:p text:style-name="P52"><text:span text:style-name="T9">Search items</text:span></text:p>
        </text:list-item>
        <text:list-item>
          <text:p text:style-name="P45"><text:span text:style-name="T9">Contact Form</text:span></text:p>
        </text:list-item>
        <text:list-item>
          <text:p text:style-name="P46"><text:span text:style-name="T13">Buttons:</text:span></text:p>
          <text:list>
            <text:list-item>
              <text:p text:style-name="P48"><text:span text:style-name="T9">New</text:span></text:p>
            </text:list-item>
            <text:list-item>
              <text:p text:style-name="P48"><text:span text:style-name="T9">Discounts</text:span></text:p>
            </text:list-item>
          </text:list>
        </text:list-item>
        <text:list-item>
          <text:p text:style-name="P48"><text:span text:style-name="T9">Banner</text:span></text:p>
        </text:list-item>
        <text:list-item>
          <text:p text:style-name="P48"><text:span text:style-name="T9">Carousel Slider</text:span></text:p>
        </text:list-item>
      </text:list>
      <text:p text:style-name="P49"><text:span text:style-name="T9"/></text:p>
      <text:p text:style-name="P49"><text:span text:style-name="T9"/></text:p>
      <text:p text:style-name="P49"><text:span text:style-name="T9"><text:tab/>Dashboard:</text:span></text:p>
      <text:p text:style-name="P49"><text:span text:style-name="T9"/></text:p>
      <text:list xml:id="list187805626" text:style-name="L6">
        <text:list-item>
          <text:p text:style-name="P51"><text:span text:style-name="T9">Manage users</text:span></text:p>
        </text:list-item>
        <text:list-item>
          <text:p text:style-name="P50"><text:span text:style-name="T9">Add categories</text:span></text:p>
        </text:list-item>
        <text:list-item>
          <text:p text:style-name="P53"><text:span text:style-name="T9">Remove categories</text:span></text:p>
        </text:list-item>
        <text:list-item>
          <text:p text:style-name="P50"><text:span text:style-name="T9">Add items</text:span></text:p>
        </text:list-item>
        <text:list-item>
          <text:p text:style-name="P53"><text:span text:style-name="T9">remove items</text:span></text:p>
        </text:list-item>
        <text:list-item>
          <text:p text:style-name="P53"><text:span text:style-name="T9">Add services</text:span></text:p>
        </text:list-item>
        <text:list-item>
          <text:p text:style-name="P53"><text:span text:style-name="T9">Updating services</text:span></text:p>
        </text:list-item>
        <text:list-item>
          <text:p text:style-name="P53"><text:span text:style-name="T9">Removing services</text:span></text:p>
        </text:list-item>
        <text:list-item>
          <text:p text:style-name="P50"><text:span text:style-name="T9">Check as New</text:span></text:p>
        </text:list-item>
        <text:list-item>
          <text:p text:style-name="P51"><text:span text:style-name="T9">Add discounts</text:span></text:p>
          <text:p text:style-name="P51"><text:span text:style-name="T9"/></text:p>
        </text:list-item>
      </text:list>
      <text:p text:style-name="P11"/>
      <text:p text:style-name="P11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8:09:18.471274778</meta:creation-date>
    <dc:date>2021-06-26T18:42:39.653807274</dc:date>
    <meta:editing-duration>PT1H58M44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4" meta:paragraph-count="88" meta:word-count="599" meta:character-count="3257" meta:non-whitespace-character-count="2759"/>
  </office:meta>
</office:document-meta>
</file>